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1</text:p>
      <text:p text:style-name="Subtitle">20<text:span text:style-name="T4">th</text:span> Octo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3">Running an Application with the Byteman agent<text:tab/>4</text:p>
          <text:p text:style-name="P13">Event Condition Action Rules<text:tab/>4</text:p>
          <text:p text:style-name="P13">Rule Bindings and Parameterization<text:tab/>5</text:p>
          <text:p text:style-name="P13">Built-in Conditions and Actions<text:tab/>6</text:p>
          <text:p text:style-name="P13">Extending or Replacing the Byteman Language Built-ins<text:tab/>6</text:p>
          <text:p text:style-name="P13">Agent Transformation<text:tab/>7</text:p>
          <text:p text:style-name="P13">Agent Retransformation<text:tab/>8</text:p>
          <text:p text:style-name="P13">ECA Rule Engine<text:tab/>8</text:p>
          <text:p text:style-name="P11">The Byteman Rule Language<text:tab/>10</text:p>
          <text:p text:style-name="P13">Rule Events<text:tab/>10</text:p>
          <text:p text:style-name="P13">Location Specifiers<text:tab/>11</text:p>
          <text:p text:style-name="P13">Rule Bindings<text:tab/>13</text:p>
          <text:p text:style-name="P13">Rule Expressions<text:tab/>14</text:p>
          <text:p text:style-name="P13">Rule Conditions<text:tab/>15</text:p>
          <text:p text:style-name="P13">Rule Actions<text:tab/>15</text:p>
          <text:p text:style-name="P13">Built-In Calls<text:tab/>16</text:p>
          <text:p text:style-name="P13">User-Defined Rule Helpers<text:tab/>17</text:p>
          <text:p text:style-name="P11">Byteman Rule Language Standard Built-Ins<text:tab/>19</text:p>
          <text:p text:style-name="P13">Thread Coordination Operations<text:tab/>19</text:p>
          <text:p text:style-name="P12">Waiters<text:tab/>19</text:p>
          <text:p text:style-name="P12">Rendezvous<text:tab/>20</text:p>
          <text:p text:style-name="P12">Joiners<text:tab/>21</text:p>
          <text:p text:style-name="P12">Aborting Execution<text:tab/>21</text:p>
          <text:p text:style-name="P13">Rule State Management Operations<text:tab/>22</text:p>
          <text:p text:style-name="P12">CountDowns<text:tab/>22</text:p>
          <text:p text:style-name="P12">Flags<text:tab/>23</text:p>
          <text:p text:style-name="P12">Counters<text:tab/>23</text:p>
          <text:p text:style-name="P12">Recursive Triggering<text:tab/>24</text:p>
          <text:p text:style-name="P13">Trace and Debug Operations<text:tab/>25</text:p>
          <text:p text:style-name="P12">Debugging<text:tab/>25</text:p>
          <text:p text:style-name="P12">Tracing<text:tab/>25</text:p>
          <text:p text:style-name="P11">Using Byteman<text:tab/>27</text:p>
          <text:p text:style-name="P13">Downloading a binary release<text:tab/>27</text:p>
          <text:p text:style-name="P13">Obtaining the sources<text:tab/>27</text:p>
          <text:p text:style-name="P13">Building Byteman from the sources<text:tab/>27</text:p>
          <text:p text:style-name="P13">Running Applications with Byteman<text:tab/>27</text:p>
          <text:p text:style-name="P13">Available -javaagent Options<text:tab/>28</text:p>
          <text:p text:style-name="P13">Running Byteman Using Script bmjava.sh<text:tab/>29</text:p>
          <text:p text:style-name="P13">Submitting Rules Dynamically Using Script submit.sh<text:tab/>29</text:p>
          <text:p text:style-name="P13">Checking Rules Offline Using Script bytemancheck.sh<text:tab/>30</text:p>
          <text:p text:style-name="P13">Environment Settings<text:tab/>30</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013319161"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689042775"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901658880" text:continue-list="list1013319161" text:style-name="Outline">
        <text:list-item>
          <text:list>
            <text:list-header>
              <text:h text:style-name="P21"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27207669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57741904"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863959573" text:continue-list="list27207669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673326769"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16105565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3023642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673232647"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39649337" text:continue-list="list330236420" text:style-name="Outline">
        <text:list-item>
          <text:list>
            <text:list-header>
              <text:h text:style-name="P21"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931052592" text:continue-numbering="true" text:style-name="Outline">
        <text:list-item>
          <text:list>
            <text:list-header>
              <text:h text:style-name="P21"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30113439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609335277"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388432262"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text:soft-page-break/>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394052356"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text:soft-page-break/>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238756994"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619554707"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439480814"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2036578469"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015964494" text:continue-list="list1238756994"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4318975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91401817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92803585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61070994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7415497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706564774"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349787865"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201901760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08690168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606612854"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733269173"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653407925"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265787438"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5694684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11359738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423504241"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437917483"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834610816"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662419132" text:continue-numbering="true" text:style-name="Outline">
        <text:list-item>
          <text:list>
            <text:list-header>
              <text:h text:style-name="P21"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8">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8">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8">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8">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121231603" text:continue-numbering="true" text:style-name="Outline">
        <text:list-item>
          <text:list>
            <text:list-header>
              <text:h text:style-name="P21" text:outline-level="2" text:is-list-header="true"><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327292131" text:continue-numbering="true" text:style-name="Outline">
        <text:list-item>
          <text:list>
            <text:list-header>
              <text:h text:style-name="P21"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text:span></text:span><text:soft-page-break/><text:span text:style-name="Code_20_Text"><text:span text:style-name="T5">which it is run.</text:span></text:span></text:p>
      <text:p text:style-name="Text_20_body">The command line syntax for the submit script is:</text:p>
      <text:p text:style-name="Code"><text:span text:style-name="Code_20_Text">submit [-p port] [-h host] [-l|-u] [script1 . . . scriptN]<text:line-break/>submit </text:span><text:span text:style-name="Code_20_Text">[-p port] [-h host] </text:span><text:span text:style-name="Code_20_Text">[-b|-s] jarfile1 . . .</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080742358"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642829330" text:continue-list="list327292131"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1418306217" text:continue-numbering="true" text:style-name="Outline">
        <text:list-item>
          <text:list>
            <text:list-header>
              <text:h text:style-name="P21"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3"><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8">org.jboss.byteman.quodlibet</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text:span text:style-name="Cod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1-06T13:07:07</dc:date>
    <meta:printed-by>Andrew Dinn</meta:printed-by>
    <meta:print-date>2008-09-26T17:21:42</meta:print-date>
    <meta:editing-cycles>109</meta:editing-cycles>
    <meta:editing-duration>PT41H05M48S</meta:editing-duration>
    <meta:document-statistic meta:table-count="0" meta:image-count="0" meta:object-count="0" meta:page-count="32" meta:paragraph-count="381" meta:word-count="12745" meta:character-count="79537"/>
    <meta:user-defined meta:name="Info 1"/>
    <meta:user-defined meta:name="Info 2"/>
    <meta:user-defined meta:name="Info 3"/>
    <meta:user-defined meta:name="Info 4"/>
  </office:meta>
</office:document-meta>
</file>